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fo:font-style="normal" fo:font-weight="normal" style:font-size-asian="14pt" style:font-style-asian="normal" style:font-weight-asian="normal" style:font-size-complex="14pt" style:font-style-complex="normal" style:font-weight-complex="normal"/>
    </style:style>
    <style:style style:name="P5" style:family="paragraph" style:parent-style-name="Standard">
      <style:text-properties fo:font-size="14pt" fo:font-style="normal" style:font-size-asian="14pt" style:font-style-asian="normal" style:font-size-complex="14pt" style:font-style-complex="normal"/>
    </style:style>
    <style:style style:name="P6" style:family="paragraph" style:parent-style-name="Standard">
      <style:text-properties fo:font-size="16pt" fo:font-weight="normal" style:font-size-asian="16pt" style:font-weight-asian="normal" style:font-size-complex="16pt" style:font-weight-complex="normal"/>
    </style:style>
    <style:style style:name="P7" style:family="paragraph" style:parent-style-name="Standard">
      <style:text-properties fo:font-size="18pt" style:font-size-asian="18pt" style:font-size-complex="18pt"/>
    </style:style>
    <style:style style:name="P8" style:family="paragraph" style:parent-style-name="Standard">
      <style:text-properties fo:font-size="12pt" style:font-size-asian="12pt" style:font-size-complex="12pt"/>
    </style:style>
    <style:style style:name="P9" style:family="paragraph" style:parent-style-name="Standard">
      <style:text-properties style:text-underline-style="none"/>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fo:font-style="normal" style:font-style-asian="normal" style:font-style-complex="normal"/>
    </style:style>
    <style:style style:name="P12" style:family="paragraph" style:parent-style-name="Standard">
      <style:text-properties fo:font-style="normal" fo:font-weight="normal" style:font-style-asian="normal" style:font-weight-asian="normal" style:font-style-complex="normal" style:font-weight-complex="normal"/>
    </style:style>
    <style:style style:name="P13" style:family="paragraph" style:parent-style-name="Standard">
      <style:text-properties fo:font-style="normal" style:font-style-asian="normal" style:font-style-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Herosmith, kann der Spieler sich selbst Attacken überlegen, dabei gibt es bestimmte Regeln.</text:p>
      <text:p text:style-name="Standard"/>
      <text:p text:style-name="Standard">Zuerst einmal ist ein Zug entweder <text:span text:style-name="T1">A</text:span>(Attack) oder <text:span text:style-name="T1">D</text:span>(Defence) es Gibt auch <text:span text:style-name="T1">C</text:span>(Compo),</text:p>
      <text:p text:style-name="Standard">nur ist das ein Angriff für fortgeschrittene. Ein Spieler hat eine Fähigkeiten,die er kompienieren muss um einen Zug zu planen.</text:p>
      <text:p text:style-name="Standard"/>
      <text:p text:style-name="Standard">Messerkampf</text:p>
      <text:p text:style-name="Standard">Schwertkampf</text:p>
      <text:p text:style-name="Standard">Stabkampf</text:p>
      <text:p text:style-name="Standard">u.s.w.</text:p>
      <text:p text:style-name="Standard"/>
      <text:p text:style-name="Standard">Mitspieler dürfen ihre eigenen Fähigkeiten erfinden oder verendern. Ein C ist eine mischung zischen verschienden einem A und einem D Zug.</text:p>
      <text:p text:style-name="Standard"/>
      <text:p text:style-name="Standard">Spielaufbau:</text:p>
      <text:p text:style-name="Standard"/>
      <text:p text:style-name="Standard">Das Spiel geht durch quests, Dabei beginnt man mit der Startquest, die man aber auch auslassen kann. Danach geht die Hauptquest los, in der man ein Gegnerisches Dorf angreifen muss.</text:p>
      <text:p text:style-name="Standard">In den Nebenquests kann man sich waffen kaufen, und sich trainnieren.</text:p>
      <text:p text:style-name="Standard">Quests können entweder alleine oder mit mehren Spielern gemacht werden.</text:p>
      <text:p text:style-name="Standard"/>
      <text:p text:style-name="Standard">Bei jeder Quests ist ein Leiter dabei der die Questst führt. Man kann neue Kampfstille ausprobieren und verbessern. Es gibt neben der Ausdauer auch ein Leben.</text:p>
      <text:p text:style-name="Standard"/>
      <text:p text:style-name="Standard">Die Hauptquests ist eine Multi-quest, das heist das sie immer weiter geht, auch wenn du garnicht mitmachst.</text:p>
      <text:p text:style-name="Standard"/>
      <text:p text:style-name="P7">Allgemein</text:p>
      <text:p text:style-name="P6">Eigenschaften:</text:p>
      <text:p text:style-name="P8">Stärke</text:p>
      <text:p text:style-name="P8">Schnellichkeit</text:p>
      <text:p text:style-name="P8">Ausdauer</text:p>
      <text:p text:style-name="P8">Intelligenz</text:p>
      <text:p text:style-name="P8">Geschicklichkeit</text:p>
      <text:p text:style-name="Standard"/>
      <text:p text:style-name="P6">Skills:</text:p>
      <text:p text:style-name="P3">(A)Normaler schlag</text:p>
      <text:p text:style-name="Standard">Ein einfacher Angriff, der leicht geblockt werden kann. Dabei wird von der Seite angegriffen.</text:p>
      <text:p text:style-name="Standard">Schaden: Schwertschaden + Stärke</text:p>
      <text:p text:style-name="Standard">Rate: Schnellichkeit – Schwertgewicht</text:p>
      <text:p text:style-name="Standard">Wiederangriff bei fehlschlag: if(Schnellichkeit &gt; 10)</text:p>
      <text:p text:style-name="Standard"/>
      <text:p text:style-name="P3">(A)Stich</text:p>
      <text:p text:style-name="Standard">Ein gerader Schlag, Ehr ist sehr schwer zu blocken. Der Schlag ist schon ein etwas stärkerer.</text:p>
      <text:p text:style-name="Standard">Schaden: Schwertschaden + Stärke</text:p>
      <text:p text:style-name="Standard">Rate: Schnellichkeit*2 – Schwertgewicht</text:p>
      <text:p text:style-name="Standard">wiederangriff bei Fehlschalg: if(Schnellichkeit &gt; 20)</text:p>
      <text:p text:style-name="Standard"/>
      <text:p text:style-name="P3">(A)Starker hieb</text:p>
      <text:p text:style-name="Standard">Ein Hieb bei dem Man seine Granze Kraft einsetzt um Möglich viel schaden zu erreichen. Dabei nimmt man die Waffe über den Kopf und schlägt auf den Kopf.</text:p>
      <text:p text:style-name="Standard"><text:soft-page-break/>Schaden:Schwertschaden + Stärke*2</text:p>
      <text:p text:style-name="Standard">Rate:Schnellichkeit/2 - Schwertgewicht</text:p>
      <text:p text:style-name="Standard">Wiederangriff <text:s/>bei Fehlschlag:if(Schnellichkeit &gt; 30)</text:p>
      <text:p text:style-name="Standard"/>
      <text:p text:style-name="P3">(V)Flache parade</text:p>
      <text:p text:style-name="Standard">Eine Abwer mit der Flachen Seite der Waffe</text:p>
      <text:p text:style-name="Standard">Dabei wird die Flache Seite Des Schwer</text:p>
      <text:p text:style-name="Standard">Verteidigung:Stärke - Schwertgewicht</text:p>
      <text:p text:style-name="Standard">Rate:Schnellichkeit - Schwertgewicht</text:p>
      <text:p text:style-name="Standard">Wiederangriff bei Fehlschlag:if(Schnellichkeit &gt; 20)</text:p>
      <text:p text:style-name="P3"/>
      <text:p text:style-name="P3">(C)Flacher stoss</text:p>
      <text:p text:style-name="Standard">Der Flache Stoss ist eine kopination aus Flache Parade und Stoss. Dabei macht er zuerst eine Flache Parade die entweder trifft und dann zu einem Stoss übergeht oder er macht eine Flache Parade, die dann übergeht in einen Stoss, das Manöver wird ganz nach dem Angriff Des gegners gewertet.</text:p>
      <text:p text:style-name="Standard">Verteidigung:Stärke - Schwertgewicht</text:p>
      <text:p text:style-name="Standard">Rate:Schnellichkeit – Schwertgewicht</text:p>
      <text:p text:style-name="Standard">Weiterangriff: if(Schnellichkeit &gt; 20)</text:p>
      <text:p text:style-name="Standard">Schaden: Stärke</text:p>
      <text:p text:style-name="Standard">Rate:Schnellichkeit – Schwertgewicht</text:p>
      <text:p text:style-name="Standard">Weiterangriff bei Fehlschlag: if(Schnellichkeit &gt; 40)</text:p>
      <text:p text:style-name="Standard"/>
      <text:p text:style-name="P3">(A)Rundumschlag</text:p>
      <text:p text:style-name="Standard">Ein schlag bei dem sich der Anwender um die eigene Achse dreht. Der Angriff ist aber von der Stärke des Anwenders abhänging, ist er zu schach, kann er die Drehung nicht schaffen und muss schläge einstecken.</text:p>
      <text:p text:style-name="Standard">Schaden:if(schnellichkeit &gt; 30) Schwertschaden/2 + Stärke</text:p>
      <text:p text:style-name="Standard">Rate:Schnellichkeit/2 +(Stärke - Schwertgewicht)</text:p>
      <text:p text:style-name="Standard">Wiederangriff <text:s/>bei Fehlschlag:if(Schnellichkeit = 50)</text:p>
      <text:p text:style-name="Standard"/>
      <text:p text:style-name="P3">(A)Ganz Körperschnitt</text:p>
      <text:p text:style-name="Standard">Der Schlag wird auf den Kopf gerichtet, und wird dann von oben nach unten gezogen.</text:p>
      <text:p text:style-name="Standard">Schaden:Schwertschaden + Stärke + Schwertgewicht</text:p>
      <text:p text:style-name="Standard">Rate:Schnellichkeit – Schwertgewicht*2 + Stärke</text:p>
      <text:p text:style-name="Standard">Wiederangriff <text:s/>bei Fehlschlag:if(Schnellichkeit &gt; 40)</text:p>
      <text:p text:style-name="Standard"/>
      <text:p text:style-name="P3">(A)Doppelschlag</text:p>
      <text:p text:style-name="Standard">Dieser Angriff ist ein normlaer Schlag, nach dem Angriff wird sofort weiter angegriffen. Manchmal <text:s/>wir auch der Angriff länger ausgeführt. Da der Gegner normalerweise nicht darauf vorbereitet ist, kann er schlecht parrieren. Ist aber gegen ein Schild, oder gegen eine Parade unbrauchbar!</text:p>
      <text:p text:style-name="Standard">Schaden:Schwertschaden + Stärke</text:p>
      <text:p text:style-name="Standard">Rate:Schnellichkeit + Schnellichkeit/2 – Schwertgewicht + Schwertgewicht/2</text:p>
      <text:p text:style-name="Standard">Wiederangriff <text:s/>bei Fehlschlag:if(Schnellichkeit &gt; 40)</text:p>
      <text:p text:style-name="Standard"/>
      <text:p text:style-name="P3">(C)DoppelStick</text:p>
      <text:p text:style-name="P9">Dieser Angriff ist ein Stick, der Doppelet ausgefürt wird, leider kann er sehr schnell beendet werden!</text:p>
      <text:p text:style-name="Standard">Schaden: Schwertschaden + Stärke</text:p>
      <text:p text:style-name="Standard">Rate: Schnellichkeit*2 – Schwertgewicht</text:p>
      <text:p text:style-name="P9">wiederangriff: if(Schnellichkeit &gt; 20)</text:p>
      <text:p text:style-name="P9">wiederangiff bei Fehlschlag: if(Schnellichkeit &gt; 30)</text:p>
      <text:p text:style-name="P9"><text:soft-page-break/>Schaden: Schwertschaden + Stärke</text:p>
      <text:p text:style-name="P9">Rate:Schellichkeit – Schwertgewicht</text:p>
      <text:p text:style-name="P9"/>
      <text:p text:style-name="P2">(A)Wuchtschlag</text:p>
      <text:p text:style-name="Standard">Der Schlag geht mit der Gesamten wucht die Nur irgentwie geht, leider kann man den Schlag nur schlecht ausführen, ein weiter Angriff ist so gut wie unmöglich</text:p>
      <text:p text:style-name="Standard">Schaden:Schwertschaden + Stärke + Schwertgewicht*2</text:p>
      <text:p text:style-name="Standard">Rate:Schnellichkeit – Schwertgewicht*2</text:p>
      <text:p text:style-name="Standard">Wiederangriff <text:s/>bei Fehlschlag:if(Schnellichkeit = 50)</text:p>
      <text:p text:style-name="Standard"/>
      <text:p text:style-name="P3">(V)Normale Parade</text:p>
      <text:p text:style-name="Standard">Eine Parade bei man alle Angriffe mit dem Schild abwert.</text:p>
      <text:p text:style-name="Standard">Verteidigung:Schildverteidigung + Stärke</text:p>
      <text:p text:style-name="Standard">Rate:Schnellichkeit - Schwertgewicht</text:p>
      <text:p text:style-name="Standard">Wiederangriff bei Fehlschlag:if(Schnellichkeit &gt; 20)</text:p>
      <text:p text:style-name="Standard"/>
      <text:p text:style-name="P3">(V)Stoss</text:p>
      <text:p text:style-name="P8">Man Stosst mit der Waffe Zu, dabei benützt man nicht die Klinge, sondern nützt die Fläche aus, dies wird eigentlich mit dem Schild bemacht.</text:p>
      <text:p text:style-name="Standard">Schaden: Stärke</text:p>
      <text:p text:style-name="Standard">Rate:Schnellichkeit – Schwertgewicht</text:p>
      <text:p text:style-name="Standard">Wiederangriff bei Fehlschlag:if(Schnellichkeit &gt; 40)</text:p>
      <text:p text:style-name="Standard"/>
      <text:p text:style-name="P4">(C)Stichschlag</text:p>
      <text:p text:style-name="P12">Man verwedet einen Sich, der dann in einen Schalg übergeht. Wenn der Stich gelingt, so entfällt der Schlag.</text:p>
      <text:p text:style-name="Standard">Schaden: Schwertschaden + Stärke</text:p>
      <text:p text:style-name="Standard">Rate: Schnellichkeit*2 – Schwertgewicht</text:p>
      <text:p text:style-name="P12">Weiterangriff bei Fehlschlag: if(Schnellichkeit &gt; 20)</text:p>
      <text:p text:style-name="P12">Wiederangriff bei Fehlschag:no</text:p>
      <text:p text:style-name="Standard">Schaden: Schwertschaden + Stärke</text:p>
      <text:p text:style-name="P12">Rate: Schnellichkeit – Schwertgewicht</text:p>
      <text:p text:style-name="P12">Wiederangriff bei Fehlschag:if(Schnellichkeit &gt; 10)</text:p>
      <text:p text:style-name="P12"/>
      <text:p text:style-name="P4">(A)Massenstiche</text:p>
      <text:p text:style-name="P12">Eine Technik die sehr viel schnellichkeit benötigt. Der angriff ist aber sehr stark!</text:p>
      <text:p text:style-name="P12">Schaden: (Schwertschaden + Stärke)*Schnellichkeit/5</text:p>
      <text:p text:style-name="P12">Rate: (Schnellichkeit*2 – Schwertgewicht)/5*Schnellichkeit/5</text:p>
      <text:p text:style-name="P12">Wiederangriff bei Fehlschag:if(Schnellichkeit = 50)</text:p>
      <text:p text:style-name="P12"/>
      <text:p text:style-name="P4">(C)Konterschlag</text:p>
      <text:p text:style-name="P12">Die einzige Verteidigung die man machen kann, dabei schlagt man die Waffe weg.</text:p>
      <text:p text:style-name="P12">Verteidigung: Stärke</text:p>
      <text:p text:style-name="P12">Rate: Schnellichkeit – Schwertgewicht</text:p>
      <text:p text:style-name="P12">Weiterangriff:if(schnellichkeit &gt;20)</text:p>
      <text:p text:style-name="Standard">Schaden: Schwertschaden + Stärke</text:p>
      <text:p text:style-name="P12">Rate: Schnellichkeit – Schwertgewicht</text:p>
      <text:p text:style-name="P12">wiederangriff bei fehlschalg:if(schnellichkeit &gt;30)</text:p>
      <text:p text:style-name="P12"/>
      <text:p text:style-name="P4">(A)Rundumstich</text:p>
      <text:p text:style-name="Standard">Ein schlag bei dem sich der Anwender um die eigene Achse dreht. Der Angriff ist aber von der <text:soft-page-break/>Stärke des Anwenders abhänging, ist er zu schach, kann er die Drehung nicht schaffen und muss schläge einstecken.</text:p>
      <text:p text:style-name="Standard">Schaden:if(schnellichkeit &gt; 30) Schwertschaden/2 + Stärke</text:p>
      <text:p text:style-name="Standard">Rate:Schnellichkeit/2 +(Stärke - Schwertgewicht)</text:p>
      <text:p text:style-name="P12">Wiederangriff <text:s/>bei Fehlschlag:if(Schnellichkeit = 50)</text:p>
      <text:p text:style-name="P12"/>
      <text:p text:style-name="P4">(A)Finte</text:p>
      <text:p text:style-name="P12">Der benützer Teuscht eine finte an, und macht dann einen anderen Angriff.Der schaden ist nicht groß, aber die Möglichkeit es abzuwerden ist schwerer.</text:p>
      <text:p text:style-name="Standard">Schaden: Schwertschaden + Stärke</text:p>
      <text:p text:style-name="Standard">Rate: Schnellichkeit*2 – Schwertgewicht</text:p>
      <text:p text:style-name="P12">Wiederangriff bei fehlschlag: if(Schnellichkeit &gt; 20)</text:p>
      <text:p text:style-name="P12"/>
      <text:p text:style-name="P4">(A)Schnellangriff</text:p>
      <text:p text:style-name="P11">dabei Attackiert der Anwender den Gegner so schnell, das er kaum ausweichen kann, erlässt sich aber ganz daruaf das er gewinnt.</text:p>
      <text:p text:style-name="P11">Schaden:Schwertschaden + Stärke</text:p>
      <text:p text:style-name="P11">Rate: Schnellichkeit</text:p>
      <text:p text:style-name="P11">Wiederangriff bei Fehlschlag: if(Schnellichkeit &gt; 40)</text:p>
      <text:p text:style-name="P11"/>
      <text:p text:style-name="P5">(S)Waffen verzaubern</text:p>
      <text:p text:style-name="P11">verzaubert Waffen, dafür benötigt man einen Edelstein. Dieser Edelstein bestimmt dann die Stärke der Zauber. Der Zug solte nicht im Kampf eingesetzt werden. Da er weder Angriff noch Verteidigung.</text:p>
      <text:p text:style-name="P11"/>
      <text:p text:style-name="P5">(V)Magische Parade</text:p>
      <text:p text:style-name="P11">für Waffen die keine Parade anweden kan, benützt man diesen Angriff. Er ist gleich wie eine einfache Parade, nur das er anstelle seiner Schildverteidigung, den Magiewert hernimmt.</text:p>
      <text:p text:style-name="P11">Siehe Normale Parade</text:p>
      <text:p text:style-name="P11"/>
      <text:p text:style-name="P11">(A)Magischer Schlag</text:p>
      <text:p text:style-name="P11">für Waffen die keinen Schlag anweden kan, benützt man diesen Angriff. Er ist gleich wie eine einfache Parade, nur das er anstelle seiner Schildverteidigung, den Magiewert hernimmt.</text:p>
      <text:p text:style-name="P11">Siehe Normale Parade</text:p>
      <text:p text:style-name="P11"/>
      <text:p text:style-name="P11">(A)Doppelhieb: Einhand Axt</text:p>
      <text:p text:style-name="P11">(A)Zerstückeln: Einhand Axt</text:p>
      <text:p text:style-name="P7">Archetyp Schwertkämpfer</text:p>
      <text:p text:style-name="P1">Fähigkeiten:</text:p>
      <text:p text:style-name="Standard">Kurzschwert</text:p>
      <text:p text:style-name="Standard">Schild</text:p>
      <text:p text:style-name="Standard"/>
      <text:p text:style-name="P1">Skills:</text:p>
      <text:p text:style-name="Standard">Normaler schlag: Kurzschwert</text:p>
      <text:p text:style-name="Standard">Stich: Kurzschwert</text:p>
      <text:p text:style-name="Standard">Starker hieb: Kurzschwert</text:p>
      <text:p text:style-name="Standard">Flache parade: Kurzschwert</text:p>
      <text:p text:style-name="Standard">Flacher stoss: Kurzschwert</text:p>
      <text:p text:style-name="Standard">Rundumschlag: Kurzschwert</text:p>
      <text:p text:style-name="Standard">Ganz Körperschnitt: Kurzschwert</text:p>
      <text:p text:style-name="Standard">Doppelschalg: Kurzschwert</text:p>
      <text:p text:style-name="Standard"><text:soft-page-break/>DoppelStick: Kurzschwert</text:p>
      <text:p text:style-name="Standard">Wuchtschlag: Kurzschwert</text:p>
      <text:p text:style-name="Standard">Normale Parade: Schild</text:p>
      <text:p text:style-name="Standard">Stoss: Schild</text:p>
      <text:p text:style-name="Standard"/>
      <text:p text:style-name="P7">Archetyp Lanzenkämpfer</text:p>
      <text:p text:style-name="P1">Fähigkeiten:</text:p>
      <text:p text:style-name="Standard">Lanze</text:p>
      <text:p text:style-name="Standard"/>
      <text:p text:style-name="P1">Skills:</text:p>
      <text:p text:style-name="Standard">Stick: Lanze</text:p>
      <text:p text:style-name="Standard">Normaler Schlag: Lanze</text:p>
      <text:p text:style-name="Standard">Ganz Körperschnitt: Lanze</text:p>
      <text:p text:style-name="Standard">Doppelschalg: Lanze</text:p>
      <text:p text:style-name="Standard">DoppelStich: Lanze</text:p>
      <text:p text:style-name="P10">Stichschlag: Lanze</text:p>
      <text:p text:style-name="P10">Massenstiche: Lanze</text:p>
      <text:p text:style-name="P10">Rundumschlag: Lanze</text:p>
      <text:p text:style-name="P10">Konterschlag: Lanze</text:p>
      <text:p text:style-name="P10">Rundumstich: Lanze</text:p>
      <text:p text:style-name="P10">Finte: Lanze</text:p>
      <text:p text:style-name="P10">Schnellangriff: Lanze</text:p>
      <text:p text:style-name="P10"/>
      <text:p text:style-name="P7">Archetyp Axtkämpfer</text:p>
      <text:p text:style-name="P1">Fähigkeiten:</text:p>
      <text:p text:style-name="Standard">einhand Axt</text:p>
      <text:p text:style-name="Standard">Waffenmagie</text:p>
      <text:p text:style-name="Standard"/>
      <text:p text:style-name="P1">Skills:</text:p>
      <text:p text:style-name="P11">Normaler schlag: Einhand Axt</text:p>
      <text:p text:style-name="P11">Starker hieb: Einhand Axt</text:p>
      <text:p text:style-name="P11">Rundumschlag: Einhand Axt</text:p>
      <text:p text:style-name="P11">Ganz Körperschnitt: Einhand Axt</text:p>
      <text:p text:style-name="P11">Doppelschalg: Einhand Axt</text:p>
      <text:p text:style-name="P11">Wuchtschlag: Einhand Axt</text:p>
      <text:p text:style-name="P10">Waffen verzaubern</text:p>
      <text:p text:style-name="P10">Magische Parade: Waffenzauber</text:p>
      <text:p text:style-name="P10">Magische Axt: Waffenzauber</text:p>
      <text:p text:style-name="P10">Normaler Hieb: Einhand Axt</text:p>
      <text:p text:style-name="P10">Doppelhieb: Einhand Axt</text:p>
      <text:p text:style-name="P10">Zerstückeln: Einhand A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14T11:52:53</meta:creation-date>
    <dc:date>2009-09-26T23:00:02</dc:date>
    <meta:editing-duration>PT16H46M04S</meta:editing-duration>
    <meta:editing-cycles>15</meta:editing-cycles>
    <meta:generator>OpenOffice.org/3.0$Linux OpenOffice.org_project/300m15$Build-9379</meta:generator>
    <meta:document-statistic meta:table-count="0" meta:image-count="0" meta:object-count="0" meta:page-count="5" meta:paragraph-count="186" meta:word-count="1107" meta:character-count="8396"/>
    <meta:user-defined meta:name="Info 1"/>
    <meta:user-defined meta:name="Info 2"/>
    <meta:user-defined meta:name="Info 3"/>
    <meta:user-defined meta:name="Info 4"/>
  </office:meta>
</office:document-meta>
</file>